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5295">
            <text:p>89.529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97.9588">
            <text:p>97.9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116">
            <text:p>97.3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381">
            <text:p>97.4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933">
            <text:p>98.4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9632">
            <text:p>94.9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9556">
            <text:p>95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1286">
            <text:p>97.12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4.7379">
            <text:p>94.737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708">
            <text:p>97.8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855">
            <text:p>97.185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256">
            <text:p>97.725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067">
            <text:p>99.2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9">
            <text:p>97.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43">
            <text:p>98.114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182">
            <text:p>95.5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955">
            <text:p>97.7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536">
            <text:p>97.4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47">
            <text:p>95.4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652">
            <text:p>96.9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7238">
            <text:p>98.7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926">
            <text:p>97.3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326">
            <text:p>98.73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592">
            <text:p>97.759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06">
            <text:p>95.90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7.0219">
            <text:p>97.0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9838">
            <text:p>95.98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.5663">
            <text:p>97.566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999">
            <text:p>96.799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7.165">
            <text:p>97.1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6778">
            <text:p>97.67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966">
            <text:p>97.7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2049">
            <text:p>95.204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784">
            <text:p>98.7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5821">
            <text:p>96.58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02">
            <text:p>98.0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185">
            <text:p>99.2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3333">
            <text:p>98.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357">
            <text:p>95.6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342">
            <text:p>96.334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619">
            <text:p>97.26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6868">
            <text:p>96.686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388">
            <text:p>97.13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0352">
            <text:p>97.03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4655">
            <text:p>97.465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732">
            <text:p>96.7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88">
            <text:p>96.68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.9293">
            <text:p>96.92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49">
            <text:p>97.3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186">
            <text:p>97.218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09">
            <text:p>97.57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725">
            <text:p>98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64">
            <text:p>99.1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682">
            <text:p>97.268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.48">
            <text:p>98.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159">
            <text:p>97.1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2788">
            <text:p>98.2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254">
            <text:p>96.825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5207">
            <text:p>98.5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143">
            <text:p>98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369">
            <text:p>96.3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0333">
            <text:p>96.03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8762">
            <text:p>96.8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616">
            <text:p>97.6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609">
            <text:p>97.160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606">
            <text:p>97.6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445">
            <text:p>97.54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807">
            <text:p>97.2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33">
            <text:p>97.7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0348">
            <text:p>97.0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533">
            <text:p>97.7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575">
            <text:p>96.95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138">
            <text:p>96.41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0519">
            <text:p>97.051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962">
            <text:p>98.0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5471">
            <text:p>98.5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813">
            <text:p>96.6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523">
            <text:p>97.452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6.7204">
            <text:p>96.720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7318">
            <text:p>98.7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367">
            <text:p>97.536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5.0955">
            <text:p>95.0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1">
            <text:p>96.7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787">
            <text:p>94.7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79">
            <text:p>96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1667">
            <text:p>96.1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4">
            <text:p>97.9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69">
            <text:p>97.386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4781">
            <text:p>96.478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3343">
            <text:p>96.33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5661">
            <text:p>96.566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8783">
            <text:p>97.8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158">
            <text:p>99.2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471">
            <text:p>96.8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5039">
            <text:p>96.5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7306">
            <text:p>95.73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231">
            <text:p>96.62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4185">
            <text:p>98.4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5647">
            <text:p>98.5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7132">
            <text:p>94.71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03">
            <text:p>97.0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1536">
            <text:p>98.1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606">
            <text:p>97.3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92">
            <text:p>98.4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759">
            <text:p>97.1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915">
            <text:p>97.69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159">
            <text:p>96.915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8.2636">
            <text:p>98.2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732">
            <text:p>97.47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606">
            <text:p>96.4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104">
            <text:p>97.5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9452">
            <text:p>95.9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9478">
            <text:p>97.9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35">
            <text:p>97.43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695">
            <text:p>97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577">
            <text:p>97.2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6167">
            <text:p>98.6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86">
            <text:p>99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6116">
            <text:p>97.611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3.5565">
            <text:p>93.5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152">
            <text:p>97.71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08">
            <text:p>98.11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519">
            <text:p>97.051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63">
            <text:p>96.2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485">
            <text:p>96.4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042">
            <text:p>96.70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192">
            <text:p>97.1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087">
            <text:p>97.5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59">
            <text:p>97.5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301">
            <text:p>97.430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929">
            <text:p>96.59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4081">
            <text:p>95.40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36">
            <text:p>97.563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.9484">
            <text:p>96.9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938">
            <text:p>98.4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12">
            <text:p>97.2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2833">
            <text:p>94.2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297">
            <text:p>96.929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257">
            <text:p>96.125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5882">
            <text:p>96.58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531">
            <text:p>97.6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9788">
            <text:p>97.9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982">
            <text:p>98.298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2808">
            <text:p>97.2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41">
            <text:p>97.734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7.8871">
            <text:p>97.8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6021">
            <text:p>95.602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4.7667">
            <text:p>94.7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75">
            <text:p>98.197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636">
            <text:p>96.4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29">
            <text:p>96.6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318">
            <text:p>96.9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9651">
            <text:p>95.96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8">
            <text:p>98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2">
            <text:p>97.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788">
            <text:p>97.9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323">
            <text:p>98.53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759">
            <text:p>97.1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023">
            <text:p>96.702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9458">
            <text:p>97.9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8093">
            <text:p>96.809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7423">
            <text:p>95.7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3389">
            <text:p>95.33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9585">
            <text:p>96.958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46">
            <text:p>97.484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8.0257">
            <text:p>98.02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754">
            <text:p>97.975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2182">
            <text:p>98.2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898">
            <text:p>96.089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955">
            <text:p>96.9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72">
            <text:p>97.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4759">
            <text:p>97.4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58">
            <text:p>96.55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2143">
            <text:p>98.2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8">
            <text:p>97.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3539">
            <text:p>95.3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769">
            <text:p>99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857">
            <text:p>97.385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6882">
            <text:p>95.6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6">
            <text:p>97.4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214">
            <text:p>98.4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.6">
            <text:p>92.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588">
            <text:p>98.6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45">
            <text:p>97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11">
            <text:p>97.58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563">
            <text:p>97.2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656">
            <text:p>98.2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357">
            <text:p>98.4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955">
            <text:p>96.8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85">
            <text:p>97.1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4667">
            <text:p>96.4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42">
            <text:p>97.2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152">
            <text:p>97.11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688">
            <text:p>96.0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619">
            <text:p>98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575">
            <text:p>97.357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097">
            <text:p>96.9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659">
            <text:p>97.16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3722">
            <text:p>96.3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445">
            <text:p>96.34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158">
            <text:p>99.2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42">
            <text:p>97.73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793">
            <text:p>98.1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482">
            <text:p>96.2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125">
            <text:p>98.4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63">
            <text:p>98.3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435">
            <text:p>97.8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formula="of:=SUM([.A1:.A500])/500" office:value-type="float" office:value="97.7341093999999">
            <text:p>97.7341094</text:p>
          </table:table-cell>
          <table:table-cell table:formula="of:=SUM([.B1:.B500])/500" office:value-type="float" office:value="23.114">
            <text:p>23.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1:5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